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5.5cm" style:rel-column-width="21845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4a972d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bold" officeooo:rsid="00bb2080" officeooo:paragraph-rsid="00bb2080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8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officeooo:rsid="003c8336" officeooo:paragraph-rsid="003c8336" style:font-size-complex="14pt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officeooo:paragraph-rsid="004c5914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>
        <style:tab-stops/>
      </style:paragraph-properties>
      <style:text-properties fo:color="#000000" style:font-name="Times New Roman" fo:font-size="14pt" officeooo:rsid="003c8336" officeooo:paragraph-rsid="003c8336" style:font-size-complex="14pt"/>
    </style:style>
    <style:style style:name="P15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6" style:family="paragraph" style:parent-style-name="Standard">
      <style:paragraph-properties fo:text-align="center" style:justify-single-word="false"/>
      <style:text-properties fo:color="#000000"/>
    </style:style>
    <style:style style:name="P17" style:family="paragraph" style:parent-style-name="Standard">
      <style:paragraph-properties fo:text-align="start" style:justify-single-word="false"/>
      <style:text-properties fo:color="#000000" fo:language="en" fo:country="US" officeooo:rsid="00c49bd9" officeooo:paragraph-rsid="00c49bd9"/>
    </style:style>
    <style:style style:name="P18" style:family="paragraph" style:parent-style-name="Standard">
      <style:paragraph-properties fo:text-align="start" style:justify-single-word="false"/>
      <style:text-properties fo:color="#000000" officeooo:paragraph-rsid="0041b17c"/>
    </style:style>
    <style:style style:name="P19" style:family="paragraph" style:parent-style-name="Standard">
      <style:paragraph-properties fo:text-align="start" style:justify-single-word="false"/>
      <style:text-properties fo:color="#000000" fo:font-weight="bold" officeooo:rsid="00bd9da5" officeooo:paragraph-rsid="00bd9da5" style:font-weight-asian="bold" style:font-weight-complex="bold"/>
    </style:style>
    <style:style style:name="P20" style:family="paragraph" style:parent-style-name="Text_20_body">
      <style:text-properties fo:color="#000000"/>
    </style:style>
    <style:style style:name="P21" style:family="paragraph" style:parent-style-name="Text_20_body">
      <style:text-properties fo:color="#000000" officeooo:rsid="000ef043" officeooo:paragraph-rsid="000ef043"/>
    </style:style>
    <style:style style:name="P22" style:family="paragraph" style:parent-style-name="Text_20_body">
      <style:text-properties fo:color="#000000" style:font-name="Times New Roman" fo:font-size="14pt" officeooo:rsid="004c5914" officeooo:paragraph-rsid="004c5914"/>
    </style:style>
    <style:style style:name="P23" style:family="paragraph" style:parent-style-name="Standard">
      <style:paragraph-properties fo:text-align="start" style:justify-single-word="false" fo:break-before="page"/>
      <style:text-properties fo:color="#000000" fo:language="en" fo:country="US" officeooo:rsid="00c49bd9" officeooo:paragraph-rsid="00c49bd9"/>
    </style:style>
    <style:style style:name="P24" style:family="paragraph" style:parent-style-name="Heading_20_1">
      <style:paragraph-properties fo:break-before="page"/>
      <style:text-properties fo:color="#000000" officeooo:rsid="000ef043" officeooo:paragraph-rsid="003724e9"/>
    </style:style>
    <style:style style:name="P25" style:family="paragraph" style:parent-style-name="Heading_20_2">
      <style:text-properties fo:color="#000000"/>
    </style:style>
    <style:style style:name="P26" style:family="paragraph" style:parent-style-name="Heading_20_2">
      <style:text-properties fo:color="#000000" officeooo:paragraph-rsid="0041b17c"/>
    </style:style>
    <style:style style:name="P27" style:family="paragraph" style:parent-style-name="Heading_20_2">
      <style:paragraph-properties fo:break-before="page"/>
      <style:text-properties fo:color="#000000" officeooo:rsid="004c5914" officeooo:paragraph-rsid="004c5914"/>
    </style:style>
    <style:style style:name="P28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29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officeooo:rsid="00bbe8be" officeooo:paragraph-rsid="00bbe8be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30" style:family="paragraph" style:parent-style-name="Standard">
      <style:paragraph-properties fo:margin-left="0cm" fo:margin-right="0cm" fo:line-height="150%" fo:text-align="end" style:justify-single-word="false" fo:text-indent="1.251cm" style:auto-text-indent="false" style:writing-mode="lr-tb"/>
      <style:text-properties fo:color="#000000" style:font-name="Times New Roman" fo:font-size="14pt" fo:language="ru" fo:country="RU" fo:font-style="normal" officeooo:rsid="00c54388" officeooo:paragraph-rsid="00c54388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31" style:family="paragraph" style:parent-style-name="Standard">
      <style:paragraph-properties fo:margin-left="0cm" fo:margin-right="0cm" fo:line-height="150%" fo:text-align="start" style:justify-single-word="false" fo:text-indent="1.251cm" style:auto-text-indent="false" style:writing-mode="lr-tb"/>
      <style:text-properties fo:color="#000000" style:font-name="Times New Roman" fo:font-size="14pt" fo:language="ru" fo:country="RU" fo:font-style="normal" officeooo:rsid="00c54388" officeooo:paragraph-rsid="00c54388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32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bbe8be"/>
    </style:style>
    <style:style style:name="P33" style:family="paragraph" style:parent-style-name="Standard">
      <style:paragraph-properties fo:text-align="start" style:justify-single-word="false"/>
      <style:text-properties fo:color="#000000" fo:language="en" fo:country="US" officeooo:rsid="00c49bd9" officeooo:paragraph-rsid="00c49bd9"/>
    </style:style>
    <style:style style:name="P34" style:family="paragraph" style:parent-style-name="Table_20_Contents">
      <style:paragraph-properties fo:margin-left="0cm" fo:margin-right="0cm" fo:text-indent="0cm" style:auto-text-indent="false"/>
      <style:text-properties officeooo:rsid="00c54388" officeooo:paragraph-rsid="00c54388" style:font-size-asian="14pt" style:font-name-complex="Times New Roman5" style:font-size-complex="14pt"/>
    </style:style>
    <style:style style:name="P35" style:family="paragraph" style:parent-style-name="Table_20_Contents">
      <style:paragraph-properties fo:margin-left="0cm" fo:margin-right="0cm" fo:text-indent="0cm" style:auto-text-indent="false"/>
      <style:text-properties officeooo:rsid="00c54388" officeooo:paragraph-rsid="00c57027" style:font-size-asian="14pt" style:font-name-complex="Times New Roman5" style:font-size-complex="14pt"/>
    </style:style>
    <style:style style:name="P36" style:family="paragraph" style:parent-style-name="Table_20_Contents">
      <style:paragraph-properties fo:margin-left="0cm" fo:margin-right="0cm" fo:text-indent="0cm" style:auto-text-indent="false"/>
      <style:text-properties officeooo:rsid="00c57027" officeooo:paragraph-rsid="00c57027" style:font-size-asian="14pt" style:font-name-complex="Times New Roman5" style:font-size-complex="14pt"/>
    </style:style>
    <style:style style:name="P37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4pt" officeooo:rsid="00c54388" officeooo:paragraph-rsid="00c54388" style:font-size-asian="14pt" style:font-name-complex="Times New Roman5" style:font-size-complex="14pt"/>
    </style:style>
    <style:style style:name="P38" style:family="paragraph" style:parent-style-name="Text_20_body">
      <style:text-properties fo:color="#000000"/>
    </style:style>
    <style:style style:name="T1" style:family="text">
      <style:text-properties fo:text-transform="uppercas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3c8336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c54388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6" style:family="text">
      <style:text-properties style:font-name="Times New Roman" fo:font-size="14pt" fo:language="ru" fo:country="RU" officeooo:rsid="003c8336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7" style:family="text">
      <style:text-properties style:font-name="Times New Roman" fo:font-size="14pt" officeooo:rsid="003c8336" style:font-size-complex="14pt"/>
    </style:style>
    <style:style style:name="T8" style:family="text">
      <style:text-properties style:font-name="Times New Roman" style:font-size-complex="14pt"/>
    </style:style>
    <style:style style:name="T9" style:family="text">
      <style:text-properties fo:color="#000000" style:font-name="Times New Roman" fo:font-size="14pt" fo:language="ru" fo:country="RU" fo:font-style="normal" officeooo:rsid="00bbe8be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0" style:family="text">
      <style:text-properties fo:color="#000000" style:font-name="Times New Roman" fo:font-size="14pt" fo:language="ru" fo:country="RU" fo:font-style="normal" officeooo:rsid="00c54388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1" style:family="text">
      <style:text-properties fo:color="#000000" style:font-name="Times New Roman" fo:font-size="14pt" fo:language="ru" fo:country="RU" fo:font-style="normal" officeooo:rsid="00c63129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2" style:family="text">
      <style:text-properties fo:color="#000000" style:font-name="Times New Roman" fo:font-size="14pt" officeooo:rsid="00c2d1b5"/>
    </style:style>
    <style:style style:name="T13" style:family="text">
      <style:text-properties fo:color="#000000" style:font-name="Times New Roman" fo:font-size="14pt" officeooo:rsid="00c63129"/>
    </style:style>
    <style:style style:name="T14" style:family="text">
      <style:text-properties fo:color="#000000" officeooo:rsid="004a972d"/>
    </style:style>
    <style:style style:name="T15" style:family="text">
      <style:text-properties fo:color="#000000" officeooo:rsid="0050d80e"/>
    </style:style>
    <style:style style:name="T16" style:family="text">
      <style:text-properties fo:color="#000000" officeooo:rsid="00c2d1b5"/>
    </style:style>
    <style:style style:name="T17" style:family="text">
      <style:text-properties fo:color="#000000" officeooo:rsid="00c63129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c54388"/>
    </style:style>
    <style:style style:name="T20" style:family="text">
      <style:text-properties officeooo:rsid="00c57027"/>
    </style:style>
    <style:style style:name="T21" style:family="text">
      <style:text-properties officeooo:rsid="00c63129"/>
    </style:style>
    <style:style style:name="T22" style:family="text">
      <style:text-properties officeooo:rsid="00c699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МИНОБРНАУКИ РОССИИ</text:p>
      <text:p text:style-name="P13">Санкт-Петербургский государственный</text:p>
      <text:p text:style-name="P13">электротехнический университет</text:p>
      <text:p text:style-name="P13">«ЛЭТИ» им. В.И. Ульянова (Ленина)</text:p>
      <text:p text:style-name="P4">Кафедра МО ЭВМ</text:p>
      <text:p text:style-name="P13"/>
      <text:p text:style-name="P6"/>
      <text:p text:style-name="P6"/>
      <text:p text:style-name="P6"/>
      <text:p text:style-name="P6"/>
      <text:p text:style-name="P6"/>
      <text:p text:style-name="P6"/>
      <text:p text:style-name="P2"><text:span text:style-name="Book_20_Title"><text:span text:style-name="T1">отчет</text:span></text:span></text:p>
      <text:p text:style-name="P10"><text:span text:style-name="T2">по лабораторной работе №</text:span><text:span text:style-name="T4">4</text:span></text:p>
      <text:p text:style-name="P11"><text:span text:style-name="T2">по дисциплине «</text:span><text:span text:style-name="T3">Организация ЭВМ и систем</text:span><text:span text:style-name="T2">»</text:span></text:p>
      <text:p text:style-name="P5">Представление и обработка символьной информации с использованием строковых команд .</text:p>
      <text:p text:style-name="P5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2"><text:span text:style-name="T8">Студент гр. </text:span><text:span text:style-name="T7">0383</text:span></text:p>
          </table:table-cell>
          <table:table-cell table:style-name="Таблица1.B1" office:value-type="string">
            <text:p text:style-name="P15"/>
          </table:table-cell>
          <table:table-cell table:style-name="Таблица1.A1" office:value-type="string">
            <text:p text:style-name="P14"><text:s text:c="4"/>Девятериков И.С.</text:p>
          </table:table-cell>
        </table:table-row>
        <table:table-row table:style-name="Таблица1.1">
          <table:table-cell table:style-name="Таблица1.A1" office:value-type="string">
            <text:p text:style-name="P8">Преподаватель</text:p>
          </table:table-cell>
          <table:table-cell table:style-name="Таблица1.B2" office:value-type="string">
            <text:p text:style-name="P15"/>
          </table:table-cell>
          <table:table-cell table:style-name="Таблица1.A1" office:value-type="string">
            <text:p text:style-name="P9">Ефремов М.А.</text:p>
          </table:table-cell>
        </table:table-row>
      </table:table>
      <text:p text:style-name="P7"/>
      <text:p text:style-name="P7"/>
      <text:p text:style-name="P7">Санкт-Петербург</text:p>
      <text:p text:style-name="P16"><text:span text:style-name="T5">20</text:span><text:span text:style-name="T6">21</text:span></text:p>
      <text:h text:style-name="P27" text:outline-level="2">Вариант № <text:span text:style-name="T19">3</text:span>.</text:h>
      <text:h text:style-name="P25" text:outline-level="2">Цель работы.</text:h>
      <text:p text:style-name="P22">Выполнить обработку входной строки на языке ассемблера. <text:span text:style-name="T19">Научиться использовать ассемблерные in-line вставки в язык высокого уровня.</text:span></text:p>
      <text:p text:style-name="P21"/>
      <text:h text:style-name="P25" text:outline-level="2">Задание.</text:h>
      <text:p text:style-name="P20">Разработать программу обработки символьной информации, реализующую функции: - инициализация (вывод титульной таблички с указанием вида преобразования и автора программы) - на ЯВУ; - ввода строки символов, длиной не более Nmax (&lt;=80), с клавиатуры в заданную область памяти - на ЯВУ; если длина строки превышает Nmax, остальные символы следует игнорировать; - выполнение заданного в таблице 5 преобразования исходной строки с записью результата в выходную строку - на Ассемблере; - вывода результирующей строки символов на экран и ее запись в файл - на ЯВУ. Ассемблерную часть программы включить в программу нa встраивания (in-line).</text:p>
      <text:p text:style-name="P20">Формирование выходной строки только из русских и латинских букв входной строки.</text:p>
      <text:p text:style-name="P20"/>
      <text:h text:style-name="P25" text:outline-level="2">Выполнение работы.</text:h>
      <text:p text:style-name="P32"><text:span text:style-name="T9">Для выполнения этой работы была создана программа на языке C++, в котор</text:span><text:span text:style-name="T11">ой</text:span><text:span text:style-name="T9"> была </text:span><text:span text:style-name="T11">реализована in-line</text:span><text:span text:style-name="T9"> </text:span><text:span text:style-name="T11">вставка</text:span><text:span text:style-name="T9"> на языке ассемблера, которая и выполняет обработку строки. Программа считывает символ за символом знаки из входной строки и определяет по их значению в кодировке cp866, является ли данный знак буквой английского или русского алфавита. Если знак принадлежит одному из алфавиту, то знак добавляется в выходную строку. Если нет, то пропускается. Проверка производится при помощи последовательной проверки вхождения символа в допустимые диапазоны. В итоге выходная строка </text:span><text:span text:style-name="T11">выводится в терминал</text:span><text:span text:style-name="T9">.</text:span></text:p>
      <text:p text:style-name="P32"><text:soft-page-break/><text:span text:style-name="T10">Результаты тестирования программы</text:span><text:span text:style-name="T9"> представлены в Табл.1.</text:span></text:p>
      <text:p text:style-name="P30">Табл.1.</text:p>
      <table:table table:name="Таблица2" table:style-name="Таблица2">
        <table:table-column table:style-name="Таблица2.A" table:number-columns-repeated="3"/>
        <table:table-row table:style-name="TableLine93848484520416">
          <table:table-cell table:style-name="Таблица2.A1" office:value-type="string">
            <text:p text:style-name="P37">Исходные данные</text:p>
          </table:table-cell>
          <table:table-cell table:style-name="Таблица2.A1" office:value-type="string">
            <text:p text:style-name="P34">Выходные данные</text:p>
          </table:table-cell>
          <table:table-cell table:style-name="Таблица2.C1" office:value-type="string">
            <text:p text:style-name="P34">Проверка</text:p>
          </table:table-cell>
        </table:table-row>
        <table:table-row table:style-name="TableLine93848484520416">
          <table:table-cell table:style-name="Таблица2.A2" office:value-type="string">
            <text:p text:style-name="P34">Фролвпр gkhjg 687<text:span text:style-name="T20">342</text:span></text:p>
          </table:table-cell>
          <table:table-cell table:style-name="Таблица2.A2" office:value-type="string">
            <text:p text:style-name="P35">Фролвпр gkhjg </text:p>
          </table:table-cell>
          <table:table-cell table:style-name="Таблица2.C2" office:value-type="string">
            <text:p text:style-name="P34">Верно</text:p>
          </table:table-cell>
        </table:table-row>
        <table:table-row table:style-name="TableLine93848484520416">
          <table:table-cell table:style-name="Таблица2.A2" office:value-type="string">
            <text:p text:style-name="P36">7789^&amp;*kjkhJHОДР</text:p>
          </table:table-cell>
          <table:table-cell table:style-name="Таблица2.A2" office:value-type="string">
            <text:p text:style-name="P36">kjkhJHОДР</text:p>
          </table:table-cell>
          <table:table-cell table:style-name="Таблица2.C2" office:value-type="string">
            <text:p text:style-name="P34">Верно</text:p>
          </table:table-cell>
        </table:table-row>
        <table:table-row table:style-name="TableLine93848484520416">
          <table:table-cell table:style-name="Таблица2.A2" office:value-type="string">
            <text:p text:style-name="P36">76978ролдрjhlhlJHРО</text:p>
          </table:table-cell>
          <table:table-cell table:style-name="Таблица2.A2" office:value-type="string">
            <text:p text:style-name="P36">ролдрjhlhlJHРО</text:p>
          </table:table-cell>
          <table:table-cell table:style-name="Таблица2.C2" office:value-type="string">
            <text:p text:style-name="P34">Верно</text:p>
          </table:table-cell>
        </table:table-row>
      </table:table>
      <text:p text:style-name="P31"/>
      <text:p text:style-name="P29"/>
      <text:p text:style-name="P19"><text:span text:style-name="T18">Разработанный программный код см.</text:span> Приложение А.</text:p>
      <text:p text:style-name="P18"/>
      <text:h text:style-name="P26" text:outline-level="2">Выводы.</text:h>
      <text:p text:style-name="P3"><text:span text:style-name="T14">В ходе выполнения лабораторной работы </text:span><text:span text:style-name="T15">были изучены </text:span><text:span text:style-name="T13">возможности С++ работы с in-line вставками ассемблера, а так же возможности обработки строковых данных средствами ассемблера.</text:span></text:p>
      <text:p text:style-name="P20"/>
      <text:h text:style-name="P24" text:outline-level="1">Приложение А<text:line-break/>Исходный код программы</text:h>
      <text:p text:style-name="P17">main.<text:span text:style-name="T22">cpp</text:span></text:p>
      <text:p text:style-name="P17">#include &lt;iostream&gt;</text:p>
      <text:p text:style-name="P17"/>
      <text:p text:style-name="P17">char in[81];</text:p>
      <text:p text:style-name="P17">char out[81];</text:p>
      <text:p text:style-name="P17"/>
      <text:p text:style-name="P17"/>
      <text:p text:style-name="P17">int main()</text:p>
      <text:p text:style-name="P17">{</text:p>
      <text:p text:style-name="P17"><text:s text:c="4"/>setlocale(LC_ALL, "cp866");</text:p>
      <text:p text:style-name="P17"/>
      <text:p text:style-name="P17"><text:s text:c="4"/>std::fgets(in, 81, stdin);</text:p>
      <text:p text:style-name="P17"><text:s text:c="4"/>in[std::strlen(in) - 1] = '\0';</text:p>
      <text:p text:style-name="P17"><text:s text:c="4"/>__asm {</text:p>
      <text:p text:style-name="P17"><text:s text:c="8"/>push ds</text:p>
      <text:p text:style-name="P17"><text:s text:c="8"/>pop es</text:p>
      <text:p text:style-name="P17"><text:s text:c="8"/>mov esi, offset in</text:p>
      <text:p text:style-name="P17"><text:s text:c="8"/>mov edi, offset out</text:p>
      <text:p text:style-name="P17"><text:s text:c="8"/>l :</text:p>
      <text:p text:style-name="P17"><text:s text:c="8"/>lodsb</text:p>
      <text:p text:style-name="P17"/>
      <text:p text:style-name="P17"><text:s text:c="12"/>cmp al, 32; space</text:p>
      <text:p text:style-name="P17"><text:s text:c="12"/>jne skip1</text:p>
      <text:p text:style-name="P17"><text:s text:c="12"/>stosb</text:p>
      <text:p text:style-name="P17"><text:s text:c="12"/>jmp final</text:p>
      <text:p text:style-name="P17"/>
      <text:p text:style-name="P17"><text:s text:c="12"/>skip1:; A - Z</text:p>
      <text:p text:style-name="P17"><text:soft-page-break/><text:s text:c="12"/>cmp al, 65</text:p>
      <text:p text:style-name="P17"><text:s text:c="12"/>jb final</text:p>
      <text:p text:style-name="P17"><text:s text:c="12"/>cmp al, 90</text:p>
      <text:p text:style-name="P17"><text:s text:c="12"/>ja skip2</text:p>
      <text:p text:style-name="P17"><text:s text:c="12"/>stosb</text:p>
      <text:p text:style-name="P17"><text:s text:c="12"/>jmp final</text:p>
      <text:p text:style-name="P17"/>
      <text:p text:style-name="P17"><text:s text:c="12"/>skip2:; a - z</text:p>
      <text:p text:style-name="P17"><text:s text:c="12"/>cmp al, 97</text:p>
      <text:p text:style-name="P17"><text:s text:c="12"/>jb final</text:p>
      <text:p text:style-name="P17"><text:s text:c="12"/>cmp al, 122</text:p>
      <text:p text:style-name="P17"><text:s text:c="12"/>ja skip3</text:p>
      <text:p text:style-name="P17"><text:s text:c="12"/>stosb</text:p>
      <text:p text:style-name="P17"><text:s text:c="12"/>jmp final</text:p>
      <text:p text:style-name="P17"/>
      <text:p text:style-name="P17"><text:s text:c="12"/>skip3:; À - ï</text:p>
      <text:p text:style-name="P17"><text:s text:c="12"/>cmp al, 128</text:p>
      <text:p text:style-name="P17"><text:s text:c="12"/>jb final</text:p>
      <text:p text:style-name="P17"><text:s text:c="12"/>cmp al, 175</text:p>
      <text:p text:style-name="P17"><text:s text:c="12"/>ja skip4</text:p>
      <text:p text:style-name="P17"><text:s text:c="12"/>stosb</text:p>
      <text:p text:style-name="P17"><text:s text:c="12"/>jmp final</text:p>
      <text:p text:style-name="P17"/>
      <text:p text:style-name="P17"><text:s text:c="12"/>skip4:; ð - ž</text:p>
      <text:p text:style-name="P17"><text:s text:c="12"/>cmp al, 224</text:p>
      <text:p text:style-name="P17"><text:s text:c="12"/>jb final</text:p>
      <text:p text:style-name="P17"><text:s text:c="12"/>cmp al, 241</text:p>
      <text:p text:style-name="P17"><text:s text:c="12"/>ja final</text:p>
      <text:p text:style-name="P17"><text:s text:c="12"/>stosb</text:p>
      <text:p text:style-name="P17"><text:soft-page-break/><text:s text:c="12"/>ja final</text:p>
      <text:p text:style-name="P17"/>
      <text:p text:style-name="P17"/>
      <text:p text:style-name="P17"><text:s text:c="12"/>final:</text:p>
      <text:p text:style-name="P17"><text:s text:c="8"/>mov <text:s/>ecx, '\0'</text:p>
      <text:p text:style-name="P17"><text:s text:c="12"/>cmp <text:s/>ecx, [esi]</text:p>
      <text:p text:style-name="P17"><text:s text:c="12"/>je <text:s text:c="2"/>LExit;</text:p>
      <text:p text:style-name="P17"><text:s text:c="8"/>jmp <text:s/>l</text:p>
      <text:p text:style-name="P17"><text:s text:c="12"/>LExit :</text:p>
      <text:p text:style-name="P17"><text:s text:c="4"/>};</text:p>
      <text:p text:style-name="P17"><text:s text:c="4"/>printf("%s\n", out);</text:p>
      <text:p text:style-name="P17"><text:s text:c="4"/>return 0;</text:p>
      <text:p text:style-name="P17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8H13M50S</meta:editing-duration>
    <meta:editing-cycles>154</meta:editing-cycles>
    <meta:generator>LibreOffice/6.4.7.2$Linux_X86_64 LibreOffice_project/40$Build-2</meta:generator>
    <dc:date>2021-12-23T07:05:02.658628598</dc:date>
    <meta:document-statistic meta:table-count="2" meta:image-count="0" meta:object-count="0" meta:page-count="6" meta:paragraph-count="100" meta:word-count="448" meta:character-count="3449" meta:non-whitespace-character-count="2567"/>
  </office:meta>
</office:document-meta>
</file>